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cbab" officeooo:paragraph-rsid="0010cbab"/>
    </style:style>
    <style:style style:name="P2" style:family="paragraph" style:parent-style-name="Standard">
      <style:text-properties fo:font-weight="bold" officeooo:rsid="0010cbab" officeooo:paragraph-rsid="0010cbab" style:font-weight-asian="bold" style:font-weight-complex="bold"/>
    </style:style>
    <style:style style:name="P3" style:family="paragraph" style:parent-style-name="Standard">
      <style:text-properties fo:font-size="10pt" officeooo:rsid="0010cbab" officeooo:paragraph-rsid="0010cbab" style:font-size-asian="10pt" style:font-size-complex="10pt"/>
    </style:style>
    <style:style style:name="P4" style:family="paragraph" style:parent-style-name="Standard">
      <style:text-properties fo:font-size="10pt" fo:font-weight="bold" officeooo:rsid="0010cbab" officeooo:paragraph-rsid="0010cbab" style:font-size-asian="10pt" style:font-weight-asian="bold" style:font-size-complex="10pt" style:font-weight-complex="bold"/>
    </style:style>
    <style:style style:name="P5" style:family="paragraph" style:parent-style-name="Standard">
      <style:text-properties fo:font-size="11pt" officeooo:rsid="0010cbab" officeooo:paragraph-rsid="0010cbab"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vyprávět historii</text:p>
      <text:p text:style-name="P2">(Teorie humanitních věd 2, 13. 3. 2023)</text:p>
      <text:p text:style-name="P2"/>
      <text:p text:style-name="P1">historiografie, narace, diskurz, tropika, škola Annales, longue durée</text:p>
      <text:p text:style-name="P1"/>
      <text:p text:style-name="P2">Četba Blevinse (1/2)</text:p>
      <text:p text:style-name="P4">- Cameron Blevins: Space, Nation, and the Triumph of Region (2014)</text:p>
      <text:p text:style-name="P4">- Data: Houston Daily Press z let 1894-1901 (1716 vydání, 1.3 miliónu zeměpisných názvů)</text:p>
      <text:p text:style-name="P4">- Experimenty</text:p>
      <text:p text:style-name="P4"><text:s text:c="2"/>- srovnání frekvencí zeměpisných názvů</text:p>
      <text:p text:style-name="P4"><text:s text:c="2"/>- sampling; anotace a využití kontextu</text:p>
      <text:p text:style-name="P4"><text:s text:c="2"/>- porovnání s jiným periodikem</text:p>
      <text:p text:style-name="P4"/>
      <text:p text:style-name="P1"/>
      <text:p text:style-name="P1">Noviny napomáhaly utvářet geografické povědomí v průběhu 19. století</text:p>
      <text:p text:style-name="P1"><text:s text:c="2"/>- dokonce víc než mapy nebo cestopisy</text:p>
      <text:p text:style-name="P1"><text:s text:c="2"/>- ačkoliv britská Královská geografická společnost (založena 1830) stále ještě objevovala Afriku</text:p>
      <text:p text:style-name="P1"><text:s text:c="4"/>- vysílala dobrodruhy do Timbuktu (byla vypsaná odměna za dobytí Timbuktu)</text:p>
      <text:p text:style-name="P1"><text:s text:c="4"/>- first European to reach Timbuktu - Alexander Gordon Laing in 1826</text:p>
      <text:p text:style-name="P1"><text:s text:c="4"/>- not until the 1890s that Timbuktu was formally incorporated into the French colony of Mali</text:p>
      <text:p text:style-name="P1"><text:s text:c="2"/>- noviny byly běžně dostupné, levné</text:p>
      <text:p text:style-name="P1"/>
      <text:p text:style-name="P1">Houston Daily Press</text:p>
      <text:p text:style-name="P1">Americká občanská válka (1861–1865)</text:p>
      <text:p text:style-name="P1"/>
      <text:p text:style-name="P2">Četba Blevinse (2/2)</text:p>
      <text:p text:style-name="P4">- Otázky</text:p>
      <text:p text:style-name="P4"><text:s text:c="2"/>- "jak mapovat prostor pomocí Houston Daily"</text:p>
      <text:p text:style-name="P4"><text:s text:c="2"/>- "korespondence mapy s demografickou nebo geografickou mapou"</text:p>
      <text:p text:style-name="P4"><text:s text:c="2"/>- "převládající perspektiva (regionální, nebo federální)"</text:p>
      <text:p text:style-name="P4"/>
      <text:p text:style-name="P1"><text:s text:c="2"/>- regionální geografické vztahy dominují</text:p>
      <text:p text:style-name="P1"><text:s text:c="2"/>- New York a Chicago dominuje zbytku</text:p>
      <text:p text:style-name="P1"><text:s text:c="2"/>- když se NY a Chicago odmyslí, zůstane vztah k železnici, která vede na sever</text:p>
      <text:p text:style-name="P1"><text:s text:c="2"/>- východ a jih Texasu, ani kalifornie nejsou důležité</text:p>
      <text:p text:style-name="P1"><text:s text:c="2"/>- časopis sleduje logiku inzerce a burzy</text:p>
      <text:p text:style-name="P1"><text:s text:c="2"/>- tvrzení o propojování světa železnicí a telegrafem jsou nadnesená</text:p>
      <text:p text:style-name="P1"/>
      <text:p text:style-name="P2">Metodologická esej</text:p>
      <text:p text:style-name="P4">- závěrečná práce v rozsahu 3 - 5 normostran</text:p>
      <text:p text:style-name="P4">- téma zaslat nejpozději do 10. 4. 2023 na borjana.dodova@gmail.com</text:p>
      <text:p text:style-name="P4">- výběr z následujících dvou možností:</text:p>
      <text:p text:style-name="P4"><text:s text:c="4"/>- cizí článek z oblasti DH: formou eseje kriticky zhodnotíte metodologii</text:p>
      <text:p text:style-name="P4"><text:s text:c="4"/>- návrh na vlastní výzkumný projekt (třeba bakalářku): formou eseje metodologicky popíšete záměr</text:p>
      <text:p text:style-name="P4">- zkouška ~ rozprava nad esejí</text:p>
      <text:p text:style-name="P4"/>
      <text:p text:style-name="P2">Užitečné DH odkazy</text:p>
      <text:p text:style-name="P4">* [Digital Humanities Quarterly](http://www.digitalhumanities.org/dhq/)</text:p>
      <text:p text:style-name="P4">* [Journal of Cultural Analytics](https://culturalanalytics.org/)</text:p>
      <text:p text:style-name="P4">* [Digital Studies / Le champ numérique](https://www.digitalstudies.org/issues/)</text:p>
      <text:p text:style-name="P4">* [International Journal for Digital Art History](https://dahj.org/articles)</text:p>
      <text:p text:style-name="P4"><text:soft-page-break/>* Cameron Blevins: "Mining and Mapping the Production of Space", online [zde](https://web.archive.org/web/20220125152841/http://web.stanford.edu/group/spatialhistory/cgi-bin/site/pub.php?id=93#12), část "Methodology"</text:p>
      <text:p text:style-name="P4">* open access, peer review, "digital humanities journal/magazine"</text:p>
      <text:p text:style-name="P1"/>
      <text:p text:style-name="P1">Na co dávat pozor:</text:p>
      <text:p text:style-name="P1">- PR (peer review)</text:p>
      <text:p text:style-name="P1">V DH zvykem:</text:p>
      <text:p text:style-name="P1">- OA (open access)</text:p>
      <text:p text:style-name="P1">- pokud ne, knihovník pomůže</text:p>
      <text:p text:style-name="P1"/>
      <text:p text:style-name="P2">Vyprávění a historiografie</text:p>
      <text:p text:style-name="P4">Hayden White: <text:s/>Otázka vyprávění v současné teorii historie</text:p>
      <text:p text:style-name="P1"/>
      <text:p text:style-name="P1"><text:s/>- přehledový článek</text:p>
      <text:p text:style-name="P1"><text:s/>- přesto se můžeme od otázek zčásti odrazit</text:p>
      <text:p text:style-name="P1"/>
      <text:p text:style-name="P1">Proč se vůbec vztahem vyprávění a historie zabývat? Existují nějaké narativy o naší době?</text:p>
      <text:p text:style-name="P1">- Francis Fukuyama &amp;amp Konec dějin</text:p>
      <text:p text:style-name="P1"><text:s text:c="2"/>- demokratická a liberální demokracie je úběžník vývoje lidstva</text:p>
      <text:p text:style-name="P1"><text:s text:c="2"/>- síla ekonomických vztahů (Friedmanův a Hayekův neoliberalismus)</text:p>
      <text:p text:style-name="P1"><text:s text:c="2"/>- široce sdílené přesvědčení po konci Studené války, které se drolí</text:p>
      <text:p text:style-name="P1"/>
      <text:p text:style-name="P1"/>
      <text:p text:style-name="P2">Annales Almannici (709-799)</text:p>
      <text:p text:style-name="P4">Anály sv. Galla, orig</text:p>
      <text:p text:style-name="P1"/>
      <text:p text:style-name="P1">- anály: nenarativní prezentace</text:p>
      <text:p text:style-name="P1"/>
      <text:p text:style-name="P1">- Annales Almannici</text:p>
      <text:p text:style-name="P1"><text:s text:c="2"/>- Anály sv. Galla</text:p>
      <text:p text:style-name="P1"><text:s text:c="2"/>- text pokrývá roky 709-799</text:p>
      <text:p text:style-name="P1"><text:s text:c="2"/>- zřejmě napsali mniši z švábského kláštera</text:p>
      <text:p text:style-name="P1"><text:s text:c="2"/>- není jasné kdy</text:p>
      <text:p text:style-name="P1"/>
      <text:p text:style-name="P1">podivnost příkladů:</text:p>
      <text:p text:style-name="P1"/>
      <text:p text:style-name="P1">1 - seznam faktů</text:p>
      <text:p text:style-name="P1">Co je to za příběh? kronika není příběh, pouze systematické seřazení (chronologie)</text:p>
      <text:p text:style-name="P1">Kdo jsou aktéři?</text:p>
      <text:p text:style-name="P1"><text:s text:c="2"/>- nejsou tam agenti, ale kvality ... věci se dějí</text:p>
      <text:p text:style-name="P1"/>
      <text:p text:style-name="P1">Promíchané jsou vojenské události i ty hospodářské</text:p>
      <text:p text:style-name="P1">Sobota (která?)</text:p>
      <text:p text:style-name="P1"/>
      <text:p text:style-name="P1">2 - výběr (něco se zamlčí)</text:p>
      <text:p text:style-name="P1">pro případ této kroniky to neplatí, ale obecně musí historici vybírat z mnoha faktů ty,</text:p>
      <text:p text:style-name="P1">které jsou pro ně důležité</text:p>
      <text:p text:style-name="P1"/>
      <text:p text:style-name="P1">3 - diskontinuita (něco chybí)</text:p>
      <text:p text:style-name="P1"><text:soft-page-break/>- konec záznamů a díry jsou znepokojivé, protože jsme zvyklí na kontinuitu</text:p>
      <text:p text:style-name="P1">- But the presence of these blank years in the annalist's account permits us to perceive, by way of</text:p>
      <text:p text:style-name="P1">contrast, the extent to which narrative strains to produce the effect of</text:p>
      <text:p text:style-name="P1">having filled in all the gaps, to put an image of continuity, coherency,</text:p>
      <text:p text:style-name="P1">and meaning in place of the fantasies of emptiness, need, and frustrated</text:p>
      <text:p text:style-name="P1">desire that inhabit our nightmares about the destructive power of time.</text:p>
      <text:p text:style-name="P1"/>
      <text:p text:style-name="P1">(4) - chybí tam sociální ukotvení (kdo to vypráví, odkud a proč)</text:p>
      <text:p text:style-name="P1"><text:s text:c="2"/>- Hegel tvrdí, že vyprávějící subjekt s historickým sebe-vědomím může existovat jen v rámci státu, zákonů a řádu</text:p>
      <text:p text:style-name="P1"><text:s text:c="2"/>- If, as Hegel suggests, historicality as a distinct mode of human </text:p>
      <text:p text:style-name="P1"><text:s text:c="4"/>existence is unthinkable without the presupposition of a system of law in</text:p>
      <text:p text:style-name="P1"><text:s text:c="4"/>relation to which a specifically legal subject could be constituted, then</text:p>
      <text:p text:style-name="P1"><text:s text:c="4"/>historical self-consciousness, the kind of consciousness capable of imag-</text:p>
      <text:p text:style-name="P1"><text:s text:c="4"/>ining the need to represent reality as a history, is conceivable only in</text:p>
      <text:p text:style-name="P1"><text:s text:c="4"/>terms of its interest in law, legality, legitimacy, and so on.</text:p>
      <text:p text:style-name="P1"/>
      <text:p text:style-name="P1">Ad 1: Příběh</text:p>
      <text:p text:style-name="P1">"aristotelovská" struktura</text:p>
      <text:p text:style-name="P1">- začátek, střed a konec?</text:p>
      <text:p text:style-name="P1">- v kronice není</text:p>
      <text:p text:style-name="P1">- v běžné praxi historika ano:</text:p>
      <text:p text:style-name="P1"><text:s text:c="2"/>- v biografii František Ferdinand d'Este je jeho zavraždění na konci</text:p>
      <text:p text:style-name="P1"><text:s text:c="2"/>- biografie Gavrila Principa - zavraždění Franze Ferdinanda je někde uprostřed</text:p>
      <text:p text:style-name="P1"><text:s text:c="2"/>- v historiografii první světové války na začátku</text:p>
      <text:p text:style-name="P1"/>
      <text:p text:style-name="P1">žánry historického vyprávění</text:p>
      <text:p text:style-name="P1">romance: good triumphs over evil (history of WWII ... nacismus poražen dobrých lidí)</text:p>
      <text:p text:style-name="P1">comedy: opposing forces are reconsiliated</text:p>
      <text:p text:style-name="P1"><text:s text:c="2"/>- european politics with ending at some democratic status quo</text:p>
      <text:p text:style-name="P1"><text:s text:c="2"/>- Hegel (thesis, antithesis, synthesis)</text:p>
      <text:p text:style-name="P1">tragedy: high ideal fails, but we learn to accept limitations</text:p>
      <text:p text:style-name="P1"><text:s text:c="2"/>- history of 60s, ideals failed</text:p>
      <text:p text:style-name="P1"><text:s text:c="2"/>- možná Hempel</text:p>
      <text:p text:style-name="P1">satire: nothing has a deeper meaning</text:p>
      <text:p text:style-name="P1"><text:s text:c="2"/>- smrt Franze Ferdinanda, chlebíček, který si dal Gavrilo Princip</text:p>
      <text:p text:style-name="P1"><text:s text:c="2"/>- možná Hempel</text:p>
      <text:p text:style-name="P1"/>
      <text:p text:style-name="P1"/>
      <text:p text:style-name="P1">Který způsob psaní je ten nejrealističtější- žánr zvolit?</text:p>
      <text:p text:style-name="P1">- nelze se rozhodnout</text:p>
      <text:p text:style-name="P1">- Kuhn's paradigms, Foucault epistemes</text:p>
      <text:p text:style-name="P1">---&gt; White: no way of writing is more realistic than other</text:p>
      <text:p text:style-name="P1"/>
      <text:p text:style-name="P1">metodologická slepota historiků</text:p>
      <text:p text:style-name="P1">- jenom chladná fakta</text:p>
      <text:p text:style-name="P1">- to je tak samé, jako oddělení historie a významu: píše se satira</text:p>
      <text:p text:style-name="P1">- není to objektivnější vyprávění, ale určitá volba</text:p>
      <text:p text:style-name="P1"/>
      <text:p text:style-name="P2"><text:soft-page-break/>Terminologie</text:p>
      <text:p text:style-name="P3">- etymologie</text:p>
      <text:p text:style-name="P3"><text:s text:c="2"/>- die Geschichte (něm.): příběh i dějiny</text:p>
      <text:p text:style-name="P3"><text:s text:c="2"/>- narace: *gnō-* (PIE, vědět), *gnarus* (lat., znalý věcí), *narro* (lat., líčit, vykládat), *know* (angl.)</text:p>
      <text:p text:style-name="P3">- historie/historiografie</text:p>
      <text:p text:style-name="P3"/>
      <text:p text:style-name="P1">etymologie</text:p>
      <text:p text:style-name="P1">- die Geschichte: v němčině vyprávění i historie, tj. obsah i forma</text:p>
      <text:p text:style-name="P1"><text:s text:c="2"/>- vyprávění jako nástroj komunikace</text:p>
      <text:p text:style-name="P1"><text:s text:c="2"/>- úzká vazba na vědění, viz. etymologie slova narace, narativ, ve kterém je proto-indoevropský kořen gno (vědět)</text:p>
      <text:p text:style-name="P1"><text:s text:c="2"/>- The words "narrative," "narration," "to narrate," and so on derive via the Latin</text:p>
      <text:p text:style-name="P1">gnarus ("knowing," "acquainted with," "expert," "skilful," and so forth) and narroi ("relate,"</text:p>
      <text:p text:style-name="P1">"tell") from the Sanskrit root gnrd("know"). The same root yields ("knowable, "known").</text:p>
      <text:p text:style-name="P1"/>
      <text:p text:style-name="P1">historiografie</text:p>
      <text:p text:style-name="P1">- psaní historie vs. teorie historie (studium metod a technik, které historici používají)</text:p>
      <text:p text:style-name="P1"><text:s text:c="2"/>- jak historik pracuje s prameny</text:p>
      <text:p text:style-name="P1"><text:s text:c="2"/>- jak vznikají historická tvrzení</text:p>
      <text:p text:style-name="P1"><text:s text:c="2"/>- jakým způsobem se tato tvrzení prezentují</text:p>
      <text:p text:style-name="P1"><text:s text:c="2"/>- jak se ověřuje jejich pravdivost</text:p>
      <text:p text:style-name="P1"><text:s text:c="2"/>- jak se tvrzení interpretují</text:p>
      <text:p text:style-name="P1"/>
      <text:p text:style-name="P2">Čtení Whita</text:p>
      <text:p text:style-name="P4">- Východiska</text:p>
      <text:p text:style-name="P4"><text:s text:c="2"/>- Čím se liší historické a fikční vyprávění?</text:p>
      <text:p text:style-name="P4"><text:s text:c="2"/>- Jakou funkci má vyprávění v líčení historie?</text:p>
      <text:p text:style-name="P4"><text:s text:c="2"/>- Lze poznávat historii i bez vyprávění?</text:p>
      <text:p text:style-name="P4">- Aristotelés: Poetika</text:p>
      <text:p text:style-name="P4"><text:s text:c="2"/>- struktura tragédie</text:p>
      <text:p text:style-name="P4"><text:s text:c="4"/>- začátek, střed, konec</text:p>
      <text:p text:style-name="P4"><text:s text:c="4"/>- jednání postav (&amp;rarr; aktérů)</text:p>
      <text:p text:style-name="P4"/>
      <text:p text:style-name="P1">- Čím se liší historické a fikční vyprávění?</text:p>
      <text:p text:style-name="P1"><text:s text:c="2"/>- Lze říct, že se historické "příběhy" se od fikčních liší jen obsahem, nikoliv formou?</text:p>
      <text:p text:style-name="P1"><text:s text:c="2"/>- Strach z fikce, ALE: vyprávění je tak přirozené všem kulturám, že lze snadno zapomenout na jeho diskurzivní sílu.</text:p>
      <text:p text:style-name="P1"/>
      <text:p text:style-name="P1">- Jakou funkci má vyprávění v líčení historie? Je to jen diskurzivní pomůcka, nebo se vyprávění podílí na tvorbě významu?</text:p>
      <text:p text:style-name="P1"><text:s text:c="2"/>- Události reálného světa se nám nenabízí jako příběhy.</text:p>
      <text:p text:style-name="P1"><text:s text:c="2"/>- Nějakým způsobem je musíme probrat a pak je včlenit do struktury vyprávění.</text:p>
      <text:p text:style-name="P1"><text:s text:c="4"/>- Příklad: různé umístění téže události</text:p>
      <text:p text:style-name="P1"><text:s text:c="6"/>- zastřelení následníka rakousko-uherského trůnu Franze Ferdinanda d’Este a jeho manželky Žofie Chotkové</text:p>
      <text:p text:style-name="P1"><text:s text:c="8"/>- konec životního příběhu Františka Ferdinanda a Žofie</text:p>
      <text:p text:style-name="P1"><text:s text:c="8"/>- začátek 1. světové války</text:p>
      <text:p text:style-name="P1"><text:s text:c="8"/>- uprostřed života bosenskosrbského anarchisty Gavrilo Principa, který pak dožil ve vězení</text:p>
      <text:p text:style-name="P1"><text:s text:c="2"/>- Vlivem dramatické struktury dochází k významovým posunům v chápání téže události.</text:p>
      <text:p text:style-name="P1"><text:s text:c="4"/>- tragédie: expozice, kolize, krize, peripetie, katastrofa (katarze)</text:p>
      <text:p text:style-name="P1"><text:s text:c="4"/>- nebo: Whiteova Tropika diskursu...</text:p>
      <text:p text:style-name="P1"><text:soft-page-break/><text:s text:c="6"/>- satira (nic nemá smysl, nesmyslný konec života Franze Ferdinanda) - Hempel? (zákony vedou ke stejným chybám)</text:p>
      <text:p text:style-name="P1"><text:s text:c="6"/>- romance (good triumps over evil)</text:p>
      <text:p text:style-name="P1"><text:s text:c="6"/>- komedie (usmíření nepřátelských sil v závěru) - Hegel (dialektický metoda)</text:p>
      <text:p text:style-name="P1"><text:s text:c="6"/>- tragedie (ideály padají, ale zůstává poučení) - Hempel? (zákon neumožňují )</text:p>
      <text:p text:style-name="P1"><text:s text:c="4"/>- všechny tyto tropika mohou vést na stejně realistické historické vyprávění</text:p>
      <text:p text:style-name="P1"/>
      <text:p text:style-name="P1">- Jaký vliv má narativní diskurz na objektivitu/pravdivost historických promluv?</text:p>
      <text:p text:style-name="P1"/>
      <text:p text:style-name="P2">Historiografie 19. století</text:p>
      <text:p text:style-name="P4">- Thomas Carlyle (1795-1881)</text:p>
      <text:p text:style-name="P4"><text:s text:c="2"/>- *The history of the world is nothing but the biography of great men.*</text:p>
      <text:p text:style-name="P4">- Leopold von Ranke (1795–1886)</text:p>
      <text:p text:style-name="P4"><text:s text:c="2"/>- primární prameny, *Wie ist es eigentlich gewesen*</text:p>
      <text:p text:style-name="P4">- Teleologie dějin</text:p>
      <text:p text:style-name="P4"><text:s text:c="2"/>- politická historie, Georg Wilhelm Friedrich Hegel (1770–1831)</text:p>
      <text:p text:style-name="P4"><text:s text:c="2"/>- historický materialismus, Karl Marx (1818–1883)</text:p>
      <text:p text:style-name="P4"><text:s text:c="2"/>- Karl Popper: Bída historicismu (1957)</text:p>
      <text:p text:style-name="P1"/>
      <text:p text:style-name="P1">Carlyle</text:p>
      <text:p text:style-name="P1">- 19th century Scottish philosopher Thomas Carlyle (1795-1881) who wrote ‘the history of the world is nothing but the biography of great men’.</text:p>
      <text:p text:style-name="P1"/>
      <text:p text:style-name="P1">Ranke</text:p>
      <text:p text:style-name="P1">- nastavil některé standardy, které se drží dodnes:</text:p>
      <text:p text:style-name="P1"><text:s text:c="2"/>- používání primárních pramenů</text:p>
      <text:p text:style-name="P1"><text:s text:c="2"/>- důraz na narativní prezentaci historie</text:p>
      <text:p text:style-name="P1"><text:s text:c="2"/>- důraz na události mezinárodní politiky (velké dějiny)</text:p>
      <text:p text:style-name="P1">- I dnes v historikově praxi hlavně: Co?/Proč?/Jak? (What? == Who/When/What?)</text:p>
      <text:p text:style-name="P1"/>
      <text:p text:style-name="P1">vyprávění; dizertace</text:p>
      <text:p text:style-name="P1">- od pol. 19. století: po vyprávění ("co se stalo") následovala "dizertace"</text:p>
      <text:p text:style-name="P1"><text:s text:c="2"/>- historikovo osobní vysvětlení "proč" ~ historikův rozklad</text:p>
      <text:p text:style-name="P1"/>
      <text:p text:style-name="P1">Hegel</text:p>
      <text:p text:style-name="P1"><text:s text:c="2"/>- Dle Hegela je historie svázaná s existencí státu.</text:p>
      <text:p text:style-name="P1">Referentem historického diskurzu je vztah mezi veřejnou přítomností a minulostí. Státu (abstraktnímu útvaru) může subjekt porozumět jen skrz poznání jeho minulosti na politické rovině.</text:p>
      <text:p text:style-name="P1"><text:s text:c="2"/>- Hegel explicitně definuje způsob uvažování o historii 19. století. Naproti tomu historikové jeho doby říkali, že obsahem diskurzu je "pravdivý příběh" a politika pouhým hnacím motivem. Hegel tohle nedělá. "Smyslem dějin je politika."</text:p>
      <text:p text:style-name="P1"><text:s text:c="2"/>- Hegel: <text:s/>constructs world history into a narrative of stages of human freedom, from the public freedom of the polis and the citizenship of the Roman Republic, to the individual freedom of the Protestant Reformation, to the civic freedom of the modern state.</text:p>
      <text:p text:style-name="P1"/>
      <text:p text:style-name="P1">Marx</text:p>
      <text:p text:style-name="P1"><text:s text:c="2"/>- protipól uvažování, které chápe dějiny jako sled náhod</text:p>
      <text:p text:style-name="P1"><text:s text:c="2"/>- Výrobní procesy a podmínky produkce ovlivňují pohyb dějin: vládnoucí třída je ohrožována změnou výrobních procesů, tento rozpor řeší revoluce, která vede k nahrazení staré vládnoucí třídy novou.</text:p>
      <text:p text:style-name="P1"><text:soft-page-break/><text:s text:c="2"/>- Karl Popper: The Poverty of Historicism: historical materialism is unfalsifiable and thus pseudoscientific.</text:p>
      <text:p text:style-name="P1"><text:s text:c="2"/>- Walter Benjamin: Theses on the Philosophy of History - historický materialismus jako mechanický Turek, automaton which could defeat skilled chess players but actually concealed a human who controlled the machine.</text:p>
      <text:p text:style-name="P1"/>
      <text:p text:style-name="P2">Objektivita a historiografie</text:p>
      <text:p text:style-name="P4">- vysvětlení (generalizace, zákony)</text:p>
      <text:p text:style-name="P4"><text:s text:c="2"/>- Carl G. Hempel: Funkce obecných zákonů v historii (1942)</text:p>
      <text:p text:style-name="P4"><text:s text:c="4"/>- deduktivně-nomologický model vědeckého vysvětlení</text:p>
      <text:p text:style-name="P4">- Hayden White</text:p>
      <text:p text:style-name="P4"><text:s/>- diskurz</text:p>
      <text:p text:style-name="P4"><text:s/>- žánry: romance, komedie, tragédie, satira</text:p>
      <text:p text:style-name="P4"><text:s/>- tropika (figury chápání): metafora, metonymie, synekdocha, ironie</text:p>
      <text:p text:style-name="P4"/>
      <text:p text:style-name="P1">Hempel a logický empiricismus:</text:p>
      <text:p text:style-name="P1"><text:s text:c="2"/>- deduktivně-nomologický model vědeckého vysvětlení</text:p>
      <text:p text:style-name="P1"/>
      <text:p text:style-name="P1">Ověřování validity prozaických diskurzů</text:p>
      <text:p text:style-name="P1">běžně:</text:p>
      <text:p text:style-name="P1"><text:s text:c="2"/>- ověření pravivosti faktů</text:p>
      <text:p text:style-name="P1"><text:s text:c="2"/>- ověření dodržování pravidel logické konzistentnosti (validní sylogismy)</text:p>
      <text:p text:style-name="P1">Tohle ale nejde, protože:</text:p>
      <text:p text:style-name="P1">- diskurz ustanovuje půdu pro konání výpovědí</text:p>
      <text:p text:style-name="P1">- rozhoduje, co bude bráno jako fakt</text:p>
      <text:p text:style-name="P1">- jaký režim chápání bude pro daná fakta nejvhodnější</text:p>
      <text:p text:style-name="P1"/>
      <text:p text:style-name="P1">Whiteova analýza</text:p>
      <text:p text:style-name="P1"><text:s text:c="2"/>- analytická tradice vs. performativní síla narativního diskurzu: "Vyprávění nic nepředvádí, nic nenapodobuje ... funkcí vyprávění není zobrazovat, ale vytvořit podívanou." (Barthes)</text:p>
      <text:p text:style-name="P1"><text:s text:c="2"/>- poetický diskurz: udává netriviální strukturu, rytmus motivických vztahů (pro případ historie)</text:p>
      <text:p text:style-name="P1"><text:s text:c="2"/>- vysvětlení jsou pouhý komentář k narativu</text:p>
      <text:p text:style-name="P1"><text:s text:c="2"/>- závěr: narativní historie je odlišná od vědeckého výkladu probíraných událostí, ale to neznamená, že není pravdivá</text:p>
      <text:p text:style-name="P1"/>
      <text:p text:style-name="P1">Tropika</text:p>
      <text:p text:style-name="P1">One such “defensive” narrative occasion is our experience of anything new and perhaps threatening:</text:p>
      <text:p text:style-name="P1">a place (Mars),</text:p>
      <text:p text:style-name="P1">an experience (a strange new movie),</text:p>
      <text:p text:style-name="P1">a community of people (Iraqis), or a new idea (Marx’s concept of hegemony)</text:p>
      <text:p text:style-name="P1">In essence, “Understanding is a process,”</text:p>
      <text:p text:style-name="P1">writes White, “of rendering the unfamiliar…familiar; of removing it from the domain</text:p>
      <text:p text:style-name="P1">of things felt to be ‘exotic’ and unclassified into one or another domain of experience</text:p>
      <text:p text:style-name="P1">encoded adequately enough to be felt to be humanly useful, nonthreatening, or simply known by association” (5).</text:p>
      <text:p text:style-name="P1"/>
      <text:p text:style-name="P1">White observes that we construct narratives to plot our experience of this discovery process,</text:p>
      <text:p text:style-name="P1">which follows recognizable stages of understanding. These steps are not so much of</text:p>
      <text:p text:style-name="P1">how we actually understand something new, but how we plot the story of coming to understand.</text:p>
      <text:p text:style-name="P1"/>
      <text:p text:style-name="P1"><text:soft-page-break/>1. Comparing to the Known: metaphore</text:p>
      <text:p text:style-name="P1">The “I” of the narrative starts with what White calls “an original metaphorical characterization” of the new experience.</text:p>
      <text:p text:style-name="P1">Basically, we compare the new with the familiar as a kind of rough equivalence.</text:p>
      <text:p text:style-name="P1">Mars, for instance, is a little like the Mojave Desert in the Southwest United States.</text:p>
      <text:p text:style-name="P1">It’s also airless, however, which the metaphor doesn’t account for,</text:p>
      <text:p text:style-name="P1">but this is only the first chapter in the story we tell ourselves of our process of understanding.</text:p>
      <text:p text:style-name="P1"/>
      <text:p text:style-name="P1">2. Breaking It into Parts: metonymie</text:p>
      <text:p text:style-name="P1">The “I” then moves to a new stage of understanding this new experience,</text:p>
      <text:p text:style-name="P1">what White terms “metonymic deconstructions of its elements” (5).</text:p>
      <text:p text:style-name="P1">We find ways of breaking down or subdividing the new experience to see what it’s made of.</text:p>
      <text:p text:style-name="P1">We make a map of Mars (dispersing its elements across a “spatial field” [6]), or we write a plot summary</text:p>
      <text:p text:style-name="P1">of the strange new movie to get a handle on what happens in it (dispersing its elements across a “time series” [6]).</text:p>
      <text:p text:style-name="P1">Sometimes the story of our discovery stops here “in what appears to be a final analytical act”.</text:p>
      <text:p text:style-name="P1"/>
      <text:p text:style-name="P1">3. Organizing the Parts into a Whole: synekdocha</text:p>
      <text:p text:style-name="P1">Celé město bylo na nohou místo všichni lidé (název celku použit pro označení části nebo naopak název části pro označení celku)</text:p>
      <text:p text:style-name="P1">The “I” can then “proceed to ‘integrate’ these elements, by assigning them to different orders,</text:p>
      <text:p text:style-name="P1">classes, genera, species and so on—which is to say,…order them such that their status either as</text:p>
      <text:p text:style-name="P1">essences or merely as attributes of these essences can be established” (6).</text:p>
      <text:p text:style-name="P1">What is Mars essentially? What are its most basic “Martian” characteristics and patterns of?</text:p>
      <text:p text:style-name="P1">Or with our filmmaker example: What is the essence of director’s style?</text:p>
      <text:p text:style-name="P1">How do we describe her artistic vision that helps us see how her choices of plot,</text:p>
      <text:p text:style-name="P1">camera work, subject matter, etc. come together into a recognizable effect?</text:p>
      <text:p text:style-name="P1"/>
      <text:p text:style-name="P1">4. Ironic Reflection: ironie</text:p>
      <text:p text:style-name="P1">The “fourth move” of the “I” is what White calls the “ironic reflection on the inadequacy of the</text:p>
      <text:p text:style-name="P1">characterization with respect to the elements which resist inclusion in the…ordered totality” (6).</text:p>
      <text:p text:style-name="P1">This final stage of understanding fixates on the “contrasts or oppositions” that remain after we’ve tried to</text:p>
      <text:p text:style-name="P1">reduce the new experience to an essence in the third stage. We can never know Mars, we realize.</text:p>
      <text:p text:style-name="P1">The experience of Mars confounds our theory of Mars, throws us a curve ball.</text:p>
      <text:p text:style-name="P1">It keeps surprising us, which is why it’s worth devoting your life to studying it.</text:p>
      <text:p text:style-name="P1">Or repeated viewings of our once-new-and-strange film—now a classic—keep turning up intriguing ambiguities</text:p>
      <text:p text:style-name="P1">and interesting new problems of interpretation. The film refuses to be pigeonholed.</text:p>
      <text:p text:style-name="P1">Just when you think you’ve got it nailed down, you watch it again and it</text:p>
      <text:p text:style-name="P1">reveals another layer. That’s what makes it a classic!</text:p>
      <text:p text:style-name="P1"/>
      <text:p text:style-name="P2">Škola Annales</text:p>
      <text:p text:style-name="P4">- Marc Bloch &amp;amp; Lucien Febvre (časopis 1929)</text:p>
      <text:p text:style-name="P4">- hospodářské dějiny, historická geografie</text:p>
      <text:p text:style-name="P4">- la longue durée (dějiny dlouhého trvání)</text:p>
      <text:p text:style-name="P4">- dějiny mentalit</text:p>
      <text:p text:style-name="P4">- dějiny každodennosti</text:p>
      <text:p text:style-name="P1"><text:soft-page-break/></text:p>
      <text:p text:style-name="P1">- antropolog Lévi-Strauss: diachronní prezentace událostí (tj. historická, ve formě chronologické sekvence událostí) není metodou vhodnou pro porozumění společnostem - je to první krok předtím, než se v nich odhalí nějaká struktura - "předvědecké cvičení".</text:p>
      <text:p text:style-name="P1"/>
      <text:p text:style-name="P1">- škola Annales a odmítnutí narativní historie ("svou látky dramatizuje a beletrizuje")</text:p>
      <text:p text:style-name="P1"><text:s text:c="2"/>- dle Whitea naivní odmítnutí narativity</text:p>
      <text:p text:style-name="P1"><text:s text:c="2"/>- časopic Annales: geography, history, and the sociological approaches</text:p>
      <text:p text:style-name="P1"><text:s text:c="2"/>- longue durée: The crux of the idea is to examine extended periods of time and draw conclusions from historical trends and patterns.</text:p>
      <text:p text:style-name="P1"><text:s text:c="2"/>- Fernand Braudel: 2. generace školy Análů, dějiny Středozemního moře a kapitalismu</text:p>
      <text:p text:style-name="P1"><text:s text:c="2"/>- According to Braudel, before the Annales approach, the writing of history was focused on the courte durée (short span), or on histoire événementielle (a history of events).</text:p>
      <text:p text:style-name="P1"><text:s text:c="2"/>- patterny!</text:p>
      <text:p text:style-name="P1"/>
      <text:p text:style-name="P2">Kulturní dějiny a dějiny mentalit</text:p>
      <text:p text:style-name="P1">- Robert Darnton: Velký masakr koček a další epizody z francouzské kulturní historie (1984)</text:p>
      <text:p text:style-name="P1"/>
      <text:p text:style-name="P1">- ze vzpomínek tiskařského tovaryše na jeho učňovská léta okolo roku 1730 v Paříži</text:p>
      <text:p text:style-name="P1">- utloukli kočky v pytlích a měli z toho velkou legraci. Proč?</text:p>
      <text:p text:style-name="P1"><text:s text:c="2"/>- ekonomické podmínky tovaryšů</text:p>
      <text:p text:style-name="P1"><text:s text:c="2"/>- symbolický význam oblíbené kočky paní mistrové</text:p>
      <text:p text:style-name="P1"><text:s text:c="2"/>- masopust</text:p>
      <text:p text:style-name="P1"/>
      <text:p text:style-name="P1">Dodatky z Whitea:</text:p>
      <text:p text:style-name="P1"/>
      <text:p text:style-name="P5">K analytické tradici a "strachu z fikce":</text:p>
      <text:p text:style-name="P5">White odmítá názor, že narativní diskurz je pouhým médiem pro přenos trvzení o historických faktech. Také odmítá založit objektivitu historiografie na deduktivně-nomologickém vysvětlení, protože skutečnou generalizací jsou "žánry", topo (fraška, tragédie, komedie, romance, epopej...).</text:p>
      <text:p text:style-name="P5"/>
      <text:p text:style-name="P5">-Tento funkční model promluvy přesouvá logiku, poetiku</text:p>
      <text:p text:style-name="P5">i rétoriku na rovinu „kódů“, jimiž lze formovat a předávat různé</text:p>
      <text:p text:style-name="P5">druhy „sdělení“ s velmi odlišnými cíli: tu sdělovacími, tu výra-</text:p>
      <text:p text:style-name="P5">zovými, tu hybnými.</text:p>
      <text:p text:style-name="P5">-Vezmeme-li však tento model za základ obecné teorie diskurzu,</text:p>
      <text:p text:style-name="P5">umožňuje nám ptát se, jak těchto tří funkcí specificky využívá</text:p>
      <text:p text:style-name="P5">narativní diskurz. A dále nám – pro hlavní téma tohoto článku</text:p>
      <text:p text:style-name="P5">relevantněji – dovoluje vidět, že současné diskuse ohledně povahy</text:p>
      <text:p text:style-name="P5">narativní historie mají sklon jednu či druhou funkci přehlížet,</text:p>
      <text:p text:style-name="P5">aby narativní historii buď zachránily pro „vědu“, nebo aby ji odsu-</text:p>
      <text:p text:style-name="P5">nuly do rubriky „ideologie“.</text:p>
      <text:p text:style-name="P5">- Podle tohoto pojetí je narativní forma diskurzu pouhým</text:p>
      <text:p text:style-name="P5">médiem sdělení a sama nemá žádnou pravdivostní hodnotu</text:p>
      <text:p text:style-name="P5">ani informační obsah, tak jako ji nemá žádná jiná formální</text:p>
      <text:p text:style-name="P5">struktura, například logický sylogismus, metaforická figura nebo</text:p>
      <text:p text:style-name="P5">matematická rovnice. </text:p>
      <text:p text:style-name="P5">-V historickém diskurzu narativ slouží k transformaci sou-</text:p>
      <text:p text:style-name="P5">boru historických událostí, který by byl jinak pouhou kronikou,</text:p>
      <text:p text:style-name="P5">v příběh</text:p>
      <text:p text:style-name="P5">- V této rovině kódování zaměřuje historický diskurz pozornost čtenáře</text:p>
      <text:p text:style-name="P5"><text:soft-page-break/>k sekundárnímu referentu, co do druhu odlišnému od událostí,</text:p>
      <text:p text:style-name="P5">které vytvářejí primární referent, totiž k „zápletkovým strukturám“</text:p>
      <text:p text:style-name="P5">různých příběhových typů, jak je pěstuje daná kultura. </text:p>
      <text:p text:style-name="P5">- epopej, romance, tragédie, komedie či fraška</text:p>
      <text:p text:style-name="P5">- Žádný soubor a žádná sekvence reálných událostí není sama</text:p>
      <text:p text:style-name="P5">od sebe „tragická“, „komická“ ani „fraškovitá“, nýbrž lze je tak</text:p>
      <text:p text:style-name="P5">pojmout jedině tehdy, když události podrobíme struktuře daného</text:p>
      <text:p text:style-name="P5">příběhového typu, a tak tím, co je obdaří smyslem, je volba příbě-</text:p>
      <text:p text:style-name="P5">hového typu a jeho uvalení na události.</text:p>
      <text:p text:style-name="P5">- <text:s/>Efekt takového nastolení</text:p>
      <text:p text:style-name="P5">zápletky lze – pokud chceme – považovat za „vysvětlení“, ale je</text:p>
      <text:p text:style-name="P5">potom nutné si uvědomit, že generalizacemi, jež v jakékoli verzi</text:p>
      <text:p text:style-name="P5">nomologicko-deduktivního argumentu slouží za obecniny, jsou</text:p>
      <text:p text:style-name="P5">topoi literárních „zápletek“, nikoli přírodovědné kauzální zákony.</text:p>
      <text:p text:style-name="P5">- Proto lze narativní historii – jak to tvrdila škola Annales –</text:p>
      <text:p text:style-name="P5">oprávněně považovat za cosi odlišného od vědeckého výkladu</text:p>
      <text:p text:style-name="P5">probíraných událostí.</text:p>
      <text:p text:style-name="P5"/>
      <text:p text:style-name="P5"/>
      <text:p text:style-name="P5">- Něco naprosto jiného však je, dále tuto minulost lidstva</text:p>
      <text:p text:style-name="P5">– jakmile je jednou postulována – rozdělit na rovinu událostí,</text:p>
      <text:p text:style-name="P5">které jsou „historické“, a rovinu těch, které jsou „nehistoric-</text:p>
      <text:p text:style-name="P5">ké“ („nedějinné“). Tím se totiž sugeruje, že existují dvě různé</text:p>
      <text:p text:style-name="P5">roviny lidství a jedna je oproti druhé lidštější, neboť historičtější.</text:p>
      <text:p text:style-name="P5"/>
      <text:p text:style-name="P5">- [...] rozlišení historických a nehistorických částí lidské minulosti, opřené</text:p>
      <text:p text:style-name="P5">o rozdíl v tom, jaké druhy záznamů jsou dostupné pro jejich stu-</text:p>
      <text:p text:style-name="P5">dium, je stejně vratké jako představa, že existují dva druhy spe-</text:p>
      <text:p text:style-name="P5">cificky lidské minulosti: jeden, který lze zkoumat „historickými“</text:p>
      <text:p text:style-name="P5">metodami, a druhý, který lze zkoumat „nehistorickou“ metodou,</text:p>
      <text:p text:style-name="P5">například metodou antropologie, etnologie a podobně</text:p>
      <text:p text:style-name="P5">- <text:s/>Jak jsem uvedl výše, sám pojem narativu v sobě obsahuje analogic-</text:p>
      <text:p text:style-name="P5">kou dvojznačnost, jakou zpravidla nacházíme v užívání termínu</text:p>
      <text:p text:style-name="P5">„historie“: narativ je současně určitou diskurzivní modalitou čili</text:p>
      <text:p text:style-name="P5">způsobem promluvy i produktem, jenž se získá přijetím této</text:p>
      <text:p text:style-name="P5">diskurzivní modality. Když se této diskurzivní modality využije</text:p>
      <text:p text:style-name="P5">k prezentaci „reálných“ událostí, jako tomu je v „historickém</text:p>
      <text:p text:style-name="P5">narativu“, výsledkem je typ diskurzu se specifickými jazykovými,</text:p>
      <text:p text:style-name="P5">gramatickými a rétorickými rysy: „narativní historie“.</text:p>
      <text:p text:style-name="P5">- Narativ je diskurzivní modalita společná „historickým“</text:p>
      <text:p text:style-name="P5">i „nehistorickým“ kulturám a dominuje v mytickém i fikčním</text:p>
      <text:p text:style-name="P5">diskurzu, vinou čehož je jako nástroj k promlouvání o „reálných“</text:p>
      <text:p text:style-name="P5">událostech podezřelý. Nenarativní způsob promluvy, jak je</text:p>
      <text:p text:style-name="P5">obvyklý v přírodních vědách, se k prezentaci „reálných“ událostí</text:p>
      <text:p text:style-name="P5">zdá vhodnější. Představa o tom, čím je definována „reálná“</text:p>
      <text:p text:style-name="P5">událost, se tu však neopírá o rozdíl mezi „pravdivým“ a „neprav-</text:p>
      <text:p text:style-name="P5">divým“ (tato distinkce patří do sféry promluv, nikoli událostí),</text:p>
      <text:p text:style-name="P5">nýbrž o rozdíl mezi „skutečným“ a „imaginárním“ (který patří jak</text:p>
      <text:p text:style-name="P5">do sféry událostí, tak do sféry promluv). Lze vytvořit imaginární</text:p>
      <text:p text:style-name="P5">diskurz o reálných událostech, který může být přes všechnu svou</text:p>
      <text:p text:style-name="P5">„imaginárnost“ „pravdivý“. Vše závisí na tom, jak budeme chápat</text:p>
      <text:p text:style-name="P5">význam obrazotvornosti pro lidskou přirozen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3-12T20:22:45.399610835</meta:creation-date>
    <dc:date>2023-03-12T20:29:30.274624907</dc:date>
    <dc:creator>Borjana Dodova</dc:creator>
    <meta:editing-duration>PT6M45S</meta:editing-duration>
    <meta:editing-cycles>1</meta:editing-cycles>
    <meta:generator>LibreOffice/5.1.6.2$Linux_X86_64 LibreOffice_project/10m0$Build-2</meta:generator>
    <meta:printed-by>Borjana Dodova</meta:printed-by>
    <meta:print-date>2023-03-12T20:29:52.476724217</meta:print-date>
    <meta:document-statistic meta:table-count="0" meta:image-count="0" meta:object-count="0" meta:page-count="9" meta:paragraph-count="357" meta:word-count="3204" meta:character-count="21363" meta:non-whitespace-character-count="18210"/>
  </office:meta>
</office:document-meta>
</file>